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70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table table:name="large_tube" table:style-name="ta1">
        <table:table-column table:style-name="co1" table:number-columns-repeated="1024" table:default-cell-style-name="ce6"/>
        <table:table-row table:style-name="ro1">
          <table:table-cell table:style-name="ce1" office:value-type="string" calcext:value-type="string">
            <text:p>Tube Informatio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.D.</text:p>
          </table:table-cell>
          <table:table-cell table:style-name="ce2" office:value-type="string" calcext:value-type="string">
            <text:p>I.D.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Wt./Ft.</text:p>
            <text:p>(lbs.)</text:p>
          </table:table-cell>
          <table:table-cell table:style-name="ce2" office:value-type="string" calcext:value-type="string">
            <text:p>Part No.</text:p>
          </table:table-cell>
          <table:table-cell table:style-name="ce2" office:value-type="string" calcext:value-type="string">
            <text:p>Price / Ft</text:p>
          </table:table-cell>
          <table:table-cell table:number-columns-repeated="1018"/>
        </table:table-row>
        <table:table-row table:style-name="ro3">
          <table:table-cell table:style-name="ce3" table:formula="of:=0.75" office:value-type="float" office:value="0.75" calcext:value-type="float">
            <text:p><text:s/>3/4</text:p>
          </table:table-cell>
          <table:table-cell table:style-name="ce8" office:value-type="float" office:value="0.634" calcext:value-type="float">
            <text:p>0.634</text:p>
          </table:table-cell>
          <table:table-cell table:style-name="ce8" office:value-type="float" office:value="0.058" calcext:value-type="float">
            <text:p>0.058</text:p>
          </table:table-cell>
          <table:table-cell table:style-name="ce8" office:value-type="float" office:value="0.1506" calcext:value-type="float">
            <text:p>0.1506</text:p>
          </table:table-cell>
          <table:table-cell table:style-name="ce8" office:value-type="string" calcext:value-type="string">
            <text:p>03-36300</text:p>
          </table:table-cell>
          <table:table-cell table:style-name="ce12" office:value-type="currency" office:currency="USD" office:value="2.71" calcext:value-type="currency">
            <text:p>$2.71</text:p>
          </table:table-cell>
          <table:table-cell table:number-columns-repeated="1018"/>
        </table:table-row>
        <table:table-row table:style-name="ro3">
          <table:table-cell table:style-name="ce4" table:number-columns-repeated="6"/>
          <table:table-cell table:number-columns-repeated="1018"/>
        </table:table-row>
        <table:table-row table:style-name="ro3">
          <table:table-cell table:style-name="ce5" office:value-type="string" calcext:value-type="string">
            <text:p>source:</text:p>
          </table:table-cell>
          <table:table-cell table:style-name="ce4" office:value-type="string" calcext:value-type="string">
            <text:p>http://www.aircraftspruce.com/catalog/mepages/alumtube_6061t6.php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Design Properties</text:p>
          </table:table-cell>
          <table:table-cell table:number-columns-repeated="3"/>
          <table:table-cell table:style-name="ce1" office:value-type="string" calcext:value-type="string">
            <text:p>Material Properties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r_avg</text:p>
          </table:table-cell>
          <table:table-cell table:style-name="ce9" table:formula="of:=([.A3]+[.B3])/2" office:value-type="float" office:value="0.692" calcext:value-type="float">
            <text:p>0.6920</text:p>
          </table:table-cell>
          <table:table-cell table:style-name="ce11" office:value-type="string" calcext:value-type="string">
            <text:p>in2</text:p>
          </table:table-cell>
          <table:table-cell/>
          <table:table-cell table:style-name="ce7" office:value-type="string" calcext:value-type="string">
            <text:p>density</text:p>
          </table:table-cell>
          <table:table-cell table:style-name="ce9" office:value-type="float" office:value="0.0975" calcext:value-type="float">
            <text:p>0.0975</text:p>
          </table:table-cell>
          <table:table-cell table:style-name="ce11" office:value-type="string" calcext:value-type="string">
            <text:p>lbm/in3</text:p>
          </table:table-cell>
          <table:table-cell table:formula="of:=[.F8]/1000/386.4" office:value-type="float" office:value="0.000000252329192546584" calcext:value-type="float">
            <text:p>2.52329192546584E-007</text:p>
          </table:table-cell>
          <table:table-cell office:value-type="string" calcext:value-type="string">
            <text:p>klbf/in3/g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Area</text:p>
          </table:table-cell>
          <table:table-cell table:style-name="ce9" table:formula="of:=(PI()*[.A3]^2/4)-(PI()*[.B3]^2/4)" office:value-type="float" office:value="0.12609096274448" calcext:value-type="float">
            <text:p>0.126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Asy</text:p>
          </table:table-cell>
          <table:table-cell table:style-name="ce9" table:formula="of:=PI()*[.B8]*[.C3]" office:value-type="float" office:value="0.12609096274448" calcext:value-type="float">
            <text:p>0.126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Asy</text:p>
          </table:table-cell>
          <table:table-cell table:style-name="ce10" table:formula="of:=PI()*[.B8]*[.C3]" office:value-type="float" office:value="0.12609096274448" calcext:value-type="float">
            <text:p>0.126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Jx</text:p>
          </table:table-cell>
          <table:table-cell table:style-name="ce10" table:formula="of:=[.B13]+[.B14]" office:value-type="float" office:value="0.24321837112938" calcext:value-type="float">
            <text:p>0.2432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Iy</text:p>
          </table:table-cell>
          <table:table-cell table:style-name="ce10" table:formula="of:=PI()/4*([.A3]^4-[.B3]^4)" office:value-type="float" office:value="0.12160918556469" calcext:value-type="float">
            <text:p>0.1216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Iz</text:p>
          </table:table-cell>
          <table:table-cell table:style-name="ce10" table:formula="of:=PI()/4*([.A3]^4-[.B3]^4)" office:value-type="float" office:value="0.12160918556469" calcext:value-type="float">
            <text:p>0.1216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mall_tube" table:style-name="ta1">
        <table:table-column table:style-name="co1" table:number-columns-repeated="1024" table:default-cell-style-name="ce6"/>
        <table:table-row table:style-name="ro1">
          <table:table-cell table:style-name="ce1" office:value-type="string" calcext:value-type="string">
            <text:p>Tube Informatio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.D.</text:p>
          </table:table-cell>
          <table:table-cell table:style-name="ce2" office:value-type="string" calcext:value-type="string">
            <text:p>I.D.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Wt./Ft.</text:p>
            <text:p>(lbs.)</text:p>
          </table:table-cell>
          <table:table-cell table:style-name="ce2" office:value-type="string" calcext:value-type="string">
            <text:p>Part No.</text:p>
          </table:table-cell>
          <table:table-cell table:style-name="ce2" office:value-type="string" calcext:value-type="string">
            <text:p>Price / Ft</text:p>
          </table:table-cell>
          <table:table-cell table:number-columns-repeated="1018"/>
        </table:table-row>
        <table:table-row table:style-name="ro3">
          <table:table-cell table:style-name="ce3" table:formula="of:=1/2" office:value-type="float" office:value="0.5" calcext:value-type="float">
            <text:p><text:s/>1/2</text:p>
          </table:table-cell>
          <table:table-cell table:style-name="ce8" office:value-type="float" office:value="0.43" calcext:value-type="float">
            <text:p>0.43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1506" calcext:value-type="float">
            <text:p>0.1506</text:p>
          </table:table-cell>
          <table:table-cell table:style-name="ce8" office:value-type="string" calcext:value-type="string">
            <text:p>03-36300</text:p>
          </table:table-cell>
          <table:table-cell table:style-name="ce12" office:value-type="currency" office:currency="USD" office:value="2.71" calcext:value-type="currency">
            <text:p>$2.71</text:p>
          </table:table-cell>
          <table:table-cell table:number-columns-repeated="1018"/>
        </table:table-row>
        <table:table-row table:style-name="ro3">
          <table:table-cell table:style-name="ce4" table:number-columns-repeated="6"/>
          <table:table-cell table:number-columns-repeated="1018"/>
        </table:table-row>
        <table:table-row table:style-name="ro3">
          <table:table-cell table:style-name="ce5" office:value-type="string" calcext:value-type="string">
            <text:p>source:</text:p>
          </table:table-cell>
          <table:table-cell table:style-name="ce4" office:value-type="string" calcext:value-type="string">
            <text:p>http://www.aircraftspruce.com/catalog/mepages/alumtube_6061t6.php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Design Properties</text:p>
          </table:table-cell>
          <table:table-cell table:number-columns-repeated="3"/>
          <table:table-cell table:style-name="ce1" office:value-type="string" calcext:value-type="string">
            <text:p>Material Properties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r_avg</text:p>
          </table:table-cell>
          <table:table-cell table:style-name="ce9" table:formula="of:=([.A3]+[.B3])/2" office:value-type="float" office:value="0.465" calcext:value-type="float">
            <text:p>0.4650</text:p>
          </table:table-cell>
          <table:table-cell table:style-name="ce11" office:value-type="string" calcext:value-type="string">
            <text:p>in2</text:p>
          </table:table-cell>
          <table:table-cell/>
          <table:table-cell table:style-name="ce7" office:value-type="string" calcext:value-type="string">
            <text:p>density</text:p>
          </table:table-cell>
          <table:table-cell table:style-name="ce9" office:value-type="float" office:value="0.0975" calcext:value-type="float">
            <text:p>0.0975</text:p>
          </table:table-cell>
          <table:table-cell table:style-name="ce11" office:value-type="string" calcext:value-type="string">
            <text:p>lbm/in3</text:p>
          </table:table-cell>
          <table:table-cell table:formula="of:=[.F8]/1000/386.4" office:value-type="float" office:value="0.000000252329192546584" calcext:value-type="float">
            <text:p>2.52329192546584E-007</text:p>
          </table:table-cell>
          <table:table-cell office:value-type="string" calcext:value-type="string">
            <text:p>klbf/in3/g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Area</text:p>
          </table:table-cell>
          <table:table-cell table:style-name="ce9" table:formula="of:=(PI()*[.A3]^2/4)-(PI()*[.B3]^2/4)" office:value-type="float" office:value="0.0511294204371739" calcext:value-type="float">
            <text:p>0.051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Asy</text:p>
          </table:table-cell>
          <table:table-cell table:style-name="ce9" table:formula="of:=PI()*[.B8]*[.C3]" office:value-type="float" office:value="0.0511294204371739" calcext:value-type="float">
            <text:p>0.051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Asy</text:p>
          </table:table-cell>
          <table:table-cell table:style-name="ce10" table:formula="of:=PI()*[.B8]*[.C3]" office:value-type="float" office:value="0.0511294204371739" calcext:value-type="float">
            <text:p>0.051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Jx</text:p>
          </table:table-cell>
          <table:table-cell table:style-name="ce10" table:formula="of:=[.B13]+[.B14]" office:value-type="float" office:value="0.0444723698962538" calcext:value-type="float">
            <text:p>0.0445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Iy</text:p>
          </table:table-cell>
          <table:table-cell table:style-name="ce10" table:formula="of:=PI()/4*([.A3]^4-[.B3]^4)" office:value-type="float" office:value="0.0222361849481269" calcext:value-type="float">
            <text:p>0.0222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Iz</text:p>
          </table:table-cell>
          <table:table-cell table:style-name="ce10" table:formula="of:=PI()/4*([.A3]^4-[.B3]^4)" office:value-type="float" office:value="0.0222361849481269" calcext:value-type="float">
            <text:p>0.0222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 style:data-style-name="N2" text:time-value="14:15:31.403473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21:56:19.296843054</meta:creation-date>
    <dc:date>2016-05-14T14:19:49.062044688</dc:date>
    <meta:editing-duration>PT27M6S</meta:editing-duration>
    <meta:editing-cycles>9</meta:editing-cycles>
    <meta:generator>LibreOffice/4.2.8.2$Linux_X86_64 LibreOffice_project/420m0$Build-2</meta:generator>
    <meta:document-statistic meta:table-count="2" meta:cell-count="86" meta:object-count="0"/>
  </office:meta>
</office:document-meta>
</file>